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8mm"/>
    </style:style>
    <style:style style:name="co2" style:family="table-column">
      <style:table-column-properties fo:break-before="auto" style:column-width="48.56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20004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20004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Décima urbana 1886-1891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Logradouro</text:p>
          </table:table-cell>
          <table:table-cell table:style-name="ce1" office:value-type="string" calcext:value-type="string">
            <text:p>Total de móveis cadastrados</text:p>
          </table:table-cell>
          <table:table-cell table:style-name="ce1" office:value-type="string" calcext:value-type="string">
            <text:p>% da fregues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(sem nome)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B4]/[.B33]" office:value-type="percentage" office:value="0.0836120401337793" calcext:value-type="percentage">
            <text:p>8,36%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Estrada da Quinta das Beatas</text:p>
          </table:table-cell>
          <table:table-cell office:value-type="float" office:value="8" calcext:value-type="float">
            <text:p>8</text:p>
          </table:table-cell>
          <table:table-cell table:formula="of:=[.B5]/[.B33]" office:value-type="percentage" office:value="0.0267558528428094" calcext:value-type="percentage">
            <text:p>2,6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inta das Beatas</text:p>
          </table:table-cell>
          <table:table-cell office:value-type="float" office:value="6" calcext:value-type="float">
            <text:p>6</text:p>
          </table:table-cell>
          <table:table-cell table:formula="of:=[.B6]/[.B33]" office:value-type="percentage" office:value="0.020066889632107" calcext:value-type="percentage">
            <text:p>2,0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atu Pequeno</text:p>
          </table:table-cell>
          <table:table-cell office:value-type="float" office:value="24" calcext:value-type="float">
            <text:p>24</text:p>
          </table:table-cell>
          <table:table-cell table:formula="of:=[.B7]/[.B33]" office:value-type="percentage" office:value="0.0802675585284281" calcext:value-type="percentage">
            <text:p>8,0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atu Grande</text:p>
          </table:table-cell>
          <table:table-cell office:value-type="float" office:value="38" calcext:value-type="float">
            <text:p>38</text:p>
          </table:table-cell>
          <table:table-cell table:formula="of:=[.B8]/[.B33]" office:value-type="percentage" office:value="0.127090301003344" calcext:value-type="percentage">
            <text:p>12,7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para a Casa da Pólvora</text:p>
          </table:table-cell>
          <table:table-cell office:value-type="float" office:value="4" calcext:value-type="float">
            <text:p>4</text:p>
          </table:table-cell>
          <table:table-cell table:formula="of:=[.B9]/[.B33]" office:value-type="percentage" office:value="0.0133779264214047" calcext:value-type="percentage">
            <text:p>1,3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o Engenho Velho</text:p>
          </table:table-cell>
          <table:table-cell office:value-type="float" office:value="8" calcext:value-type="float">
            <text:p>8</text:p>
          </table:table-cell>
          <table:table-cell table:formula="of:=[.B10]/[.B33]" office:value-type="percentage" office:value="0.0267558528428094" calcext:value-type="percentage">
            <text:p>2,6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a Vista</text:p>
          </table:table-cell>
          <table:table-cell office:value-type="float" office:value="8" calcext:value-type="float">
            <text:p>8</text:p>
          </table:table-cell>
          <table:table-cell table:formula="of:=[.B11]/[.B33]" office:value-type="percentage" office:value="0.0267558528428094" calcext:value-type="percentage">
            <text:p>2,6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deira da Boa Vista</text:p>
          </table:table-cell>
          <table:table-cell office:value-type="float" office:value="2" calcext:value-type="float">
            <text:p>2</text:p>
          </table:table-cell>
          <table:table-cell table:formula="of:=[.B12]/[.B33]" office:value-type="percentage" office:value="0.00668896321070234" calcext:value-type="percentage">
            <text:p>0,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deira do Acú</text:p>
          </table:table-cell>
          <table:table-cell office:value-type="float" office:value="2" calcext:value-type="float">
            <text:p>2</text:p>
          </table:table-cell>
          <table:table-cell table:formula="of:=[.B13]/[.B33]" office:value-type="percentage" office:value="0.00668896321070234" calcext:value-type="percentage">
            <text:p>0,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o Acú</text:p>
          </table:table-cell>
          <table:table-cell office:value-type="float" office:value="13" calcext:value-type="float">
            <text:p>13</text:p>
          </table:table-cell>
          <table:table-cell table:formula="of:=[.B14]/[.B33]" office:value-type="percentage" office:value="0.0434782608695652" calcext:value-type="percentage">
            <text:p>4,35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o do Acú</text:p>
          </table:table-cell>
          <table:table-cell office:value-type="float" office:value="2" calcext:value-type="float">
            <text:p>2</text:p>
          </table:table-cell>
          <table:table-cell table:formula="of:=[.B15]/[.B33]" office:value-type="percentage" office:value="0.00668896321070234" calcext:value-type="percentage">
            <text:p>0,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o Acú para a 2 de Julho</text:p>
          </table:table-cell>
          <table:table-cell office:value-type="float" office:value="5" calcext:value-type="float">
            <text:p>5</text:p>
          </table:table-cell>
          <table:table-cell table:formula="of:=[.B16]/[.B33]" office:value-type="percentage" office:value="0.0167224080267559" calcext:value-type="percentage">
            <text:p>1,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e Brotas</text:p>
          </table:table-cell>
          <table:table-cell office:value-type="float" office:value="15" calcext:value-type="float">
            <text:p>15</text:p>
          </table:table-cell>
          <table:table-cell table:formula="of:=[.B17]/[.B33]" office:value-type="percentage" office:value="0.0501672240802676" calcext:value-type="percentage">
            <text:p>5,0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a Cruz das Almas</text:p>
          </table:table-cell>
          <table:table-cell office:value-type="float" office:value="14" calcext:value-type="float">
            <text:p>14</text:p>
          </table:table-cell>
          <table:table-cell table:formula="of:=[.B18]/[.B33]" office:value-type="percentage" office:value="0.0468227424749164" calcext:value-type="percentage">
            <text:p>4,6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o de Brotas</text:p>
          </table:table-cell>
          <table:table-cell office:value-type="float" office:value="39" calcext:value-type="float">
            <text:p>39</text:p>
          </table:table-cell>
          <table:table-cell table:formula="of:=[.B19]/[.B33]" office:value-type="percentage" office:value="0.130434782608696" calcext:value-type="percentage">
            <text:p>13,0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para a Cruz da Redenção</text:p>
          </table:table-cell>
          <table:table-cell office:value-type="float" office:value="4" calcext:value-type="float">
            <text:p>4</text:p>
          </table:table-cell>
          <table:table-cell table:formula="of:=[.B20]/[.B33]" office:value-type="percentage" office:value="0.0133779264214047" calcext:value-type="percentage">
            <text:p>1,3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go da Cruz da Redenção</text:p>
          </table:table-cell>
          <table:table-cell office:value-type="float" office:value="4" calcext:value-type="float">
            <text:p>4</text:p>
          </table:table-cell>
          <table:table-cell table:formula="of:=[.B21]/[.B33]" office:value-type="percentage" office:value="0.0133779264214047" calcext:value-type="percentage">
            <text:p>1,3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ina</text:p>
          </table:table-cell>
          <table:table-cell office:value-type="float" office:value="2" calcext:value-type="float">
            <text:p>2</text:p>
          </table:table-cell>
          <table:table-cell table:formula="of:=[.B22]/[.B33]" office:value-type="percentage" office:value="0.00668896321070234" calcext:value-type="percentage">
            <text:p>0,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eal</text:p>
          </table:table-cell>
          <table:table-cell office:value-type="float" office:value="3" calcext:value-type="float">
            <text:p>3</text:p>
          </table:table-cell>
          <table:table-cell table:formula="of:=[.B23]/[.B33]" office:value-type="percentage" office:value="0.0100334448160535" calcext:value-type="percentage">
            <text:p>1,0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quita</text:p>
          </table:table-cell>
          <table:table-cell office:value-type="float" office:value="65" calcext:value-type="float">
            <text:p>65</text:p>
          </table:table-cell>
          <table:table-cell table:formula="of:=[.B24]/[.B33]" office:value-type="percentage" office:value="0.217391304347826" calcext:value-type="percentage">
            <text:p>21,7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o Sangradouro para o Matatu</text:p>
          </table:table-cell>
          <table:table-cell office:value-type="float" office:value="11" calcext:value-type="float">
            <text:p>11</text:p>
          </table:table-cell>
          <table:table-cell table:formula="of:=[.B25]/[.B33]" office:value-type="percentage" office:value="0.0367892976588629" calcext:value-type="percentage">
            <text:p>3,6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to do Sangradouro</text:p>
          </table:table-cell>
          <table:table-cell office:value-type="float" office:value="4" calcext:value-type="float">
            <text:p>4</text:p>
          </table:table-cell>
          <table:table-cell table:formula="of:=[.B26]/[.B33]" office:value-type="percentage" office:value="0.0133779264214047" calcext:value-type="percentage">
            <text:p>1,3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da Ubarana</text:p>
          </table:table-cell>
          <table:table-cell office:value-type="float" office:value="1" calcext:value-type="float">
            <text:p>1</text:p>
          </table:table-cell>
          <table:table-cell table:formula="of:=[.B27]/[.B33]" office:value-type="percentage" office:value="0.00334448160535117" calcext:value-type="percentage">
            <text:p>0,3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ar</text:p>
          </table:table-cell>
          <table:table-cell office:value-type="float" office:value="5" calcext:value-type="float">
            <text:p>5</text:p>
          </table:table-cell>
          <table:table-cell table:formula="of:=[.B28]/[.B33]" office:value-type="percentage" office:value="0.0167224080267559" calcext:value-type="percentage">
            <text:p>1,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1" calcext:value-type="float">
            <text:p>1</text:p>
          </table:table-cell>
          <table:table-cell table:formula="of:=[.B29]/[.B33]" office:value-type="percentage" office:value="0.00334448160535117" calcext:value-type="percentage">
            <text:p>0,3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ada para a Armação</text:p>
          </table:table-cell>
          <table:table-cell office:value-type="float" office:value="7" calcext:value-type="float">
            <text:p>7</text:p>
          </table:table-cell>
          <table:table-cell table:formula="of:=[.B30]/[.B33]" office:value-type="percentage" office:value="0.0234113712374582" calcext:value-type="percentage">
            <text:p>2,3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árzea de Santo Antônio</text:p>
          </table:table-cell>
          <table:table-cell office:value-type="float" office:value="1" calcext:value-type="float">
            <text:p>1</text:p>
          </table:table-cell>
          <table:table-cell table:formula="of:=[.B31]/[.B33]" office:value-type="percentage" office:value="0.00334448160535117" calcext:value-type="percentage">
            <text:p>0,3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ação</text:p>
          </table:table-cell>
          <table:table-cell office:value-type="float" office:value="3" calcext:value-type="float">
            <text:p>3</text:p>
          </table:table-cell>
          <table:table-cell table:formula="of:=[.B32]/[.B33]" office:value-type="percentage" office:value="0.0100334448160535" calcext:value-type="percentage">
            <text:p>1,00%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5:.B32])" office:value-type="float" office:value="299" calcext:value-type="float">
            <text:p>299</text:p>
          </table:table-cell>
          <table:table-cell table:style-name="ce5" table:formula="of:=SUM([.C5:.C32])" office:value-type="percentage" office:value="1" calcext:value-type="percentage">
            <text:p>100,00%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Planilha1.A3:Planilha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9:36:47.137224338</meta:creation-date>
    <dc:date>2017-06-25T20:03:18.951154372</dc:date>
    <meta:editing-duration>PT4M38S</meta:editing-duration>
    <meta:editing-cycles>1</meta:editing-cycles>
    <meta:document-statistic meta:table-count="1" meta:cell-count="94" meta:object-count="0"/>
    <meta:generator>LibreOffice/5.3.1.2$Linux_X86_64 LibreOffice_project/30m0$Build-2</meta:generator>
  </office:meta>
</office:document-meta>
</file>